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solid" svg:stroke-width="0.051cm" svg:stroke-color="#000000" draw:marker-start-width="0.344cm" draw:marker-end-width="0.344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3465a4" draw:textarea-vertical-align="middle"/>
    </style:style>
    <style:style style:name="gr5" style:family="graphic" style:parent-style-name="objectwithoutfill">
      <style:graphic-properties svg:stroke-width="0.102cm" svg:stroke-color="#729fc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7" style:family="graphic" style:parent-style-name="standard">
      <style:graphic-properties svg:stroke-width="0.051cm" svg:stroke-color="#000000" draw:marker-start-width="0.344cm" draw:marker-end-width="0.344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4cm" svg:height="1.27cm" svg:x="5.699cm" svg:y="5.699cm">
          <draw:text-box>
            <text:p><text:s/><text:span text:style-name="T1"><text:s/></text:span><text:span text:style-name="T2"><text:s/></text:span><text:span text:style-name="T2">G</text:span><text:span text:style-name="T2">a</text:span><text:span text:style-name="T2">s</text:span></text:p>
          </draw:text-box>
        </draw:frame>
        <draw:path draw:style-name="gr2" draw:text-style-name="P2" draw:layer="layout" svg:width="2.952cm" svg:height="0.487cm" draw:transform="skewX (-0.104196156344061) rotate (-2.7097981966464) translate (4.82234659947476cm 6.50173179080588cm)" svg:viewBox="0 0 2953 488" svg:d="M2953 209c-2030-599-2953 279-2953 279z">
          <text:p/>
        </draw:path>
        <draw:line draw:style-name="gr3" draw:text-style-name="P3" draw:layer="layout" svg:x1="5.842cm" svg:y1="1cm" svg:x2="4.556cm" svg:y2="6.08cm">
          <text:p/>
        </draw:line>
        <draw:path draw:style-name="gr4" draw:text-style-name="P2" draw:layer="layout" svg:width="3.809cm" svg:height="6.603cm" svg:x="2.016cm" svg:y="1cm" svg:viewBox="0 0 3810 6604" svg:d="M0 0c0 748 0 5109 0 5109v1495l2540-1495 1270-5109z">
          <text:p/>
        </draw:path>
        <draw:line draw:style-name="gr5" draw:text-style-name="P3" draw:layer="layout" svg:x1="4.556cm" svg:y1="6.08cm" svg:x2="2.143cm" svg:y2="7.477cm">
          <text:p/>
        </draw:line>
        <draw:frame draw:style-name="gr1" draw:text-style-name="P1" draw:layer="layout" svg:width="2.794cm" svg:height="1.27cm" svg:x="2.397cm" svg:y="2.27cm">
          <draw:text-box>
            <text:p><text:s/><text:span text:style-name="T2"><text:s/></text:span><text:span text:style-name="T2">Solid</text:span></text:p>
          </draw:text-box>
        </draw:frame>
        <draw:custom-shape draw:style-name="gr6" draw:text-style-name="P3" draw:layer="layout" svg:width="7.398cm" svg:height="6.604cm" svg:x="2.016cm" svg:y="1cm">
          <text:p/>
          <draw:enhanced-geometry svg:viewBox="0 0 21600 21600" draw:type="rectangle" draw:enhanced-path="M 0 0 L 21600 0 21600 21600 0 21600 0 0 Z N"/>
        </draw:custom-shape>
        <draw:ellipse draw:style-name="gr7" draw:text-style-name="P2" draw:layer="layout" svg:width="8.068cm" svg:height="1.787cm" draw:transform="skewX (-0.26145032194875) rotate (0.506320016003555) translate (0.042cm 6.593cm)" draw:kind="arc" draw:start-angle="265.16" draw:end-angle="330.74">
          <text:p/>
        </draw:ellipse>
        <draw:frame draw:style-name="gr1" draw:text-style-name="P1" draw:layer="layout" svg:width="2.794cm" svg:height="1.27cm" svg:x="4.683cm" svg:y="3.667cm">
          <draw:text-box>
            <text:p><text:s/><text:span text:style-name="T2"><text:s/></text:span><text:span text:style-name="T2">Liquid</text:span></text:p>
          </draw:text-box>
        </draw:frame>
        <draw:line draw:style-name="gr8" draw:text-style-name="P3" draw:layer="layout" svg:x1="4.937cm" svg:y1="4.683cm" svg:x2="4.937cm" svg:y2="8.112cm">
          <text:p/>
        </draw:line>
        <draw:line draw:style-name="gr8" draw:text-style-name="P3" draw:layer="layout" svg:x1="4.937cm" svg:y1="4.683cm" svg:x2="1.635cm" svg:y2="4.683cm">
          <text:p/>
        </draw:line>
        <draw:frame draw:style-name="gr1" draw:text-style-name="P4" draw:layer="layout" svg:width="1.143cm" svg:height="1.27cm" svg:x="0.873cm" svg:y="4.175cm">
          <draw:text-box>
            <text:p><text:span text:style-name="T3">P</text:span></text:p>
          </draw:text-box>
        </draw:frame>
        <draw:frame draw:style-name="gr1" draw:text-style-name="P4" draw:layer="layout" svg:width="1.143cm" svg:height="1.27cm" svg:x="4.556cm" svg:y="8.112cm">
          <draw:text-box>
            <text:p><text:span text:style-name="T3">T</text:span></text:p>
          </draw:text-box>
        </draw:frame>
        <draw:frame draw:style-name="gr9" draw:text-style-name="P4" draw:layer="layout" svg:width="4.064cm" svg:height="0.889cm" svg:x="3.921cm" svg:y="8.747cm">
          <draw:text-box>
            <text:p><text:span text:style-name="T3"><text:s/></text:span><text:span text:style-name="T3">Temperature</text:span></text:p>
          </draw:text-box>
        </draw:frame>
        <draw:frame draw:style-name="gr9" draw:text-style-name="P4" draw:layer="layout" svg:width="2.794cm" svg:height="0.889cm" draw:transform="rotate (1.5707963267949) translate (0.238cm 5.826cm)">
          <draw:text-box>
            <text:p><text:span text:style-name="T3">Press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07T19:08:18.062713652</dc:date>
    <meta:editing-duration>PT38M42S</meta:editing-duration>
    <meta:editing-cycles>10</meta:editing-cycles>
    <meta:generator>LibreOffice/6.1.5.2$Linux_X86_64 LibreOffice_project/10$Build-2</meta:generator>
    <meta:document-statistic meta:object-count="15"/>
  </office:meta>
</office:document-meta>
</file>